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465in" fo:margin-left="-0.0785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3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7.1625in" fo:margin-left="-0.075in" table:align="left" style:writing-mode="lr-tb"/>
    </style:style>
    <style:style style:name="Table2.A" style:family="table-column">
      <style:table-column-properties style:column-width="2.7333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4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2" style:family="table-row">
      <style:table-row-properties style:min-row-height="0.1576in" fo:keep-together="auto"/>
    </style:style>
    <style:style style:name="Table2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" style:family="table">
      <style:table-properties style:width="7.1625in" fo:margin-left="-0.075in" table:align="left" style:writing-mode="lr-tb"/>
    </style:style>
    <style:style style:name="Table3.A" style:family="table-column">
      <style:table-column-properties style:column-width="2.3396in"/>
    </style:style>
    <style:style style:name="Table3.B" style:family="table-column">
      <style:table-column-properties style:column-width="1.575in"/>
    </style:style>
    <style:style style:name="Table3.C" style:family="table-column">
      <style:table-column-properties style:column-width="1.7715in"/>
    </style:style>
    <style:style style:name="Table3.D" style:family="table-column">
      <style:table-column-properties style:column-width="1.47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2" style:family="table-row">
      <style:table-row-properties style:min-row-height="0.1576in" fo:keep-together="auto"/>
    </style:style>
    <style:style style:name="Table3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ConsPlusNonformat">
      <style:paragraph-properties fo:text-align="end" style:justify-single-word="false"/>
    </style:style>
    <style:style style:name="P2" style:family="paragraph" style:parent-style-name="ConsPlusNonformat">
      <style:paragraph-properties fo:text-align="end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ConsPlusNonformat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ConsPlusNonformat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ConsPlusNonformat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ConsPlusNonformat">
      <style:paragraph-properties fo:text-align="justify" style:justify-single-word="false"/>
    </style:style>
    <style:style style:name="P9" style:family="paragraph" style:parent-style-name="ConsPlusNonformat">
      <style:paragraph-properties fo:margin-left="0in" fo:margin-right="0in" fo:text-align="justify" style:justify-single-word="false" fo:text-indent="0.4925in" style:auto-text-indent="false"/>
    </style:style>
    <style:style style:name="P10" style:family="paragraph" style:parent-style-name="ConsPlusNonformat">
      <style:paragraph-properties fo:margin-left="0in" fo:margin-right="0in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ConsPlusNonforma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15" style:family="paragraph" style:parent-style-name="Основной_20_текст1">
      <loext:graphic-properties draw:fill="none" draw:fill-color="#ffffff"/>
      <style:paragraph-properties fo:margin-left="0.0138in" fo:margin-right="0.0138in" fo:margin-top="0in" fo:margin-bottom="0in" loext:contextual-spacing="false" fo:line-height="100%" fo:text-align="justify" style:justify-single-word="false" fo:text-indent="0.472in" style:auto-text-indent="false" fo:background-color="transparent"/>
    </style:style>
    <style:style style:name="P16" style:family="paragraph" style:parent-style-name="Основной_20_текст1">
      <loext:graphic-properties draw:fill="none" draw:fill-color="#ffffff"/>
      <style:paragraph-properties fo:margin-left="0.0138in" fo:margin-right="0.0138in" fo:margin-top="0in" fo:margin-bottom="0in" loext:contextual-spacing="false" fo:line-height="100%" fo:text-align="justify" style:justify-single-word="false" fo:text-indent="0.472in" style:auto-text-indent="false" fo:background-color="transparent"/>
      <style:text-properties fo:color="#000000" fo:font-size="12pt" style:font-size-asian="12pt" style:font-size-complex="12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В Федеральное агентство<text:line-break/>воздушного транспорта</text:p>
      <text:p text:style-name="P3">ЗАЯВЛЕНИЕ</text:p>
      <text:p text:style-name="P11"/>
      <text:p text:style-name="P9"><text:span text:style-name="T1">Прошу внести изменения в учетную запись в связи со сменой владельца беспилотного воздушного судна.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<text:span text:style-name="T4">Информация о воздушном судне 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Учетный номер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13"><text:span text:style-name="T4">Новый владелец (физическое лицо)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8"><text:span text:style-name="T1">Фамилия, имя, отчество (при наличии)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Дата и место рождения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СНИЛС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номер, серия и дата выдачи документа, удостоверяющего личность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8"><text:span text:style-name="T1">Адрес места жительства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8"><text:span text:style-name="T1">Номер телефона (телефакса)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8"><text:span text:style-name="T1">Адрес электронной почты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8"><text:span text:style-name="T3">Причина изменения сведений о владельце </text:span></text:p>
            <text:p text:style-name="P8"><text:span text:style-name="T1">(продажа, дарение, иное законное основание (указать)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2" office:value-type="string">
            <text:p text:style-name="P8"><text:span text:style-name="T3">Дата</text:span><text:span text:style-name="T1"> </text:span><text:span text:style-name="T3">изменения сведений о владельце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P14"/>
      <text:p text:style-name="P15"><text:span text:style-name="T7">В соответствии с частью 4 статьи 9 Федерального закона от 27.07.2006 № 152-ФЗ «О персональных данных», в целях получения государственной услуги по учету БВС, даю согласие Федеральному агентству воздушного транспорта на обработку моих персональных данных, содержащихся в настоящем заявлении, включая сбор, запись, систематизацию, накопление, хранение, уточнение (обновление, изменение), использование, обезличивание, блокирование, удаление и уничтожение.</text:span></text:p>
      <text:p text:style-name="P16">Настоящее согласие действует со дня его подписания до дня предоставления соответствующего отзыва в письменной форме.</text:p>
      <text:p text:style-name="P6"/>
      <text:p text:style-name="P6"/>
      <text:p text:style-name="P6"/>
      <text:p text:style-name="P6">Новый владелец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8"><text:span text:style-name="T1">«__» __________ 20__ г.</text:span></text:p>
          </table:table-cell>
          <table:table-cell table:style-name="Table2.A1" office:value-type="string">
            <text:p text:style-name="P4">Владелец</text:p>
          </table:table-cell>
          <table:table-cell table:style-name="Table2.C1" office:value-type="string">
            <text:p text:style-name="P5"/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2" office:value-type="string">
            <text:p text:style-name="P7">подпись</text:p>
          </table:table-cell>
          <table:table-cell table:style-name="Table2.A1" office:value-type="string">
            <text:p text:style-name="P1"><text:span text:style-name="T1">Фамилия И.О.</text:span></text:p>
          </table:table-cell>
        </table:table-row>
      </table:table>
      <text:p text:style-name="P6"/>
      <text:p text:style-name="P6">Предыдущий владелец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<text:span text:style-name="T1">«__» __________ 20__ г.</text:span></text:p>
          </table:table-cell>
          <table:table-cell table:style-name="Table3.A1" office:value-type="string">
            <text:p text:style-name="P4">Руководитель </text:p>
          </table:table-cell>
          <table:table-cell table:style-name="Table3.C1" office:value-type="string">
            <text:p text:style-name="P5"/>
          </table:table-cell>
          <table:table-cell table:style-name="Table3.A1" office:value-type="string">
            <text:p text:style-name="P2"/>
          </table:table-cell>
        </table:table-row>
        <table:table-row table:style-name="Table3.2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(должность) <text:s text:c="2"/></text:p>
          </table:table-cell>
          <table:table-cell table:style-name="Table3.C2" office:value-type="string">
            <text:p text:style-name="P7">подпись</text:p>
          </table:table-cell>
          <table:table-cell table:style-name="Table3.A1" office:value-type="string">
            <text:p text:style-name="P1"><text:span text:style-name="T1">Фамилия И.О.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текст1" style:display-name="Основной текст1" style:family="paragraph" style:parent-style-name="Standard">
      <loext:graphic-properties draw:fill="solid" draw:fill-color="#ffffff"/>
      <style:paragraph-properties fo:margin-top="0in" fo:margin-bottom="0.1665in" loext:contextual-spacing="false" fo:line-height="0.2201in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текст_5f_" style:display-name="Основной текст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background-color="#ffffff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Медич Светлана</meta:initial-creator>
    <meta:creation-date>2019-09-30T12:44:00</meta:creation-date>
    <dc:creator>Медич Светлана</dc:creator>
    <dc:date>2019-09-30T14:41:00</dc:date>
    <meta:print-date>2019-09-30T11:33:00</meta:print-date>
    <meta:editing-cycles>7</meta:editing-cycles>
    <meta:editing-duration>PT3M</meta:editing-duration>
    <meta:document-statistic meta:table-count="3" meta:image-count="0" meta:object-count="0" meta:page-count="2" meta:paragraph-count="29" meta:word-count="163" meta:character-count="1270" meta:non-whitespace-character-count="1128"/>
    <meta:generator>LibreOffice/6.4.3.2$Linux_X86_64 LibreOffice_project/40$Build-2</meta:generator>
  </office:meta>
</office:document-meta>
</file>